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Helvetica" svg:font-family="Helvetica"/>
    <style:font-face style:name="Times" svg:font-family="Times"/>
    <style:font-face style:name="DejaVu Sans" svg:font-family="'DejaVu Sans'" style:font-family-generic="system" style:font-pitch="variable"/>
  </office:font-face-decls>
  <office:automatic-styles/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a xlink:type="simple" xlink:href="mailto:mail@example.com">mail example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Helvetica" svg:font-family="Helvetica"/>
    <style:font-face style:name="Times" svg:font-family="Times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" fo:font-size="12pt" fo:language="pl" fo:country="PL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Helvetica" fo:font-size="14pt" style:font-name-asian="DejaVu Sans" style:font-size-asian="14pt" style:font-name-complex="DejaVu Sans" style:font-size-complex="14pt"/>
    </style:style>
    <style:style style:name="List" style:family="paragraph" style:parent-style-name="Text_20_body" style:class="list">
      <style:text-properties style:font-name="Times"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imes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meta:initial-creator>Grzegorz Klimaszewski</meta:initial-creator>
    <meta:creation-date>2007-08-09T23:33:51</meta:creation-date>
    <dc:creator>Grzegorz Klimaszewski</dc:creator>
    <dc:date>2007-08-09T23:34:53</dc:date>
    <dc:language>pl-PL</dc:language>
    <meta:editing-cycles>2</meta:editing-cycles>
    <meta:editing-duration>PT1M3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" meta:word-count="2" meta:character-count="12"/>
  </office:meta>
</office:document-meta>
</file>